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Serif" fo:font-size="21pt" officeooo:rsid="0010a6e0" officeooo:paragraph-rsid="0010a6e0" style:font-size-asian="18.3500003814697pt" style:font-size-complex="21pt"/>
    </style:style>
    <style:style style:name="P2" style:family="paragraph" style:parent-style-name="Standard">
      <style:text-properties style:font-name="Liberation Sans Serif" fo:font-size="21pt" fo:font-weight="bold" officeooo:rsid="0010a6e0" officeooo:paragraph-rsid="0010a6e0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style:font-name="Liberation Sans Serif" fo:font-size="14pt" officeooo:rsid="0010a6e0" officeooo:paragraph-rsid="0010a6e0" style:font-size-asian="12.25pt" style:font-size-complex="14pt"/>
    </style:style>
    <style:style style:name="P4" style:family="paragraph" style:parent-style-name="Standard">
      <style:text-properties style:font-name="Liberation Sans Serif" fo:font-size="14pt" fo:font-weight="bold" officeooo:rsid="0010a6e0" officeooo:paragraph-rsid="0010a6e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normal" officeooo:rsid="001b3b58" officeooo:paragraph-rsid="001b3b58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normal" officeooo:rsid="001b3b58" officeooo:paragraph-rsid="001b3b58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 Serif" fo:font-size="14pt" fo:font-style="normal" fo:font-weight="normal" officeooo:rsid="001b3b58" officeooo:paragraph-rsid="001b3b58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bold" officeooo:rsid="002b30e9" officeooo:paragraph-rsid="002b30e9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bold" officeooo:rsid="00308328" officeooo:paragraph-rsid="00308328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bb845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299fa7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ans Serif" fo:font-size="14pt" officeooo:rsid="0010a6e0" officeooo:paragraph-rsid="001bb845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299fa7" officeooo:paragraph-rsid="00299fa7" style:font-size-asian="12.25pt" style:font-weight-asian="bold" style:font-size-complex="14pt" style:font-weight-complex="bold"/>
    </style:style>
    <style:style style:name="T1" style:family="text">
      <style:text-properties fo:font-style="italic" officeooo:rsid="00281da5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81da5" style:font-style-asian="normal" style:font-style-complex="normal"/>
    </style:style>
    <style:style style:name="T4" style:family="text">
      <style:text-properties officeooo:rsid="00281da5"/>
    </style:style>
    <style:style style:name="T5" style:family="text">
      <style:text-properties style:font-name="Liberation Mono" officeooo:rsid="00281da5"/>
    </style:style>
    <style:style style:name="T6" style:family="text">
      <style:text-properties style:font-name="Liberation Sans Serif" officeooo:rsid="00281da5"/>
    </style:style>
    <style:style style:name="T7" style:family="text">
      <style:text-properties style:font-name="Liberation Sans Serif" fo:font-style="italic" officeooo:rsid="00281da5" style:font-style-asian="italic" style:font-style-complex="italic"/>
    </style:style>
    <style:style style:name="T8" style:family="text">
      <style:text-properties style:font-name="Liberation Sans Serif" fo:font-style="italic" officeooo:rsid="002b30e9" style:font-style-asian="italic" style:font-style-complex="italic"/>
    </style:style>
    <style:style style:name="T9" style:family="text">
      <style:text-properties style:font-name="Liberation Sans Serif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ans Serif" fo:font-style="italic" style:text-underline-style="none" fo:font-weight="normal" officeooo:rsid="00308328" style:font-style-asian="italic" style:font-weight-asian="normal" style:font-style-complex="italic" style:font-weight-complex="normal"/>
    </style:style>
    <style:style style:name="T11" style:family="text">
      <style:text-properties style:font-name="Liberation Sans Serif" officeooo:rsid="00299fa7"/>
    </style:style>
    <style:style style:name="T12" style:family="text">
      <style:text-properties style:font-name="Liberation Sans Serif" officeooo:rsid="002b30e9"/>
    </style:style>
    <style:style style:name="T13" style:family="text">
      <style:text-properties style:font-name="Liberation Sans Serif" style:text-underline-style="none"/>
    </style:style>
    <style:style style:name="T14" style:family="text">
      <style:text-properties style:font-name="Liberation Sans Serif" style:text-underline-style="none" officeooo:rsid="002b30e9"/>
    </style:style>
    <style:style style:name="T15" style:family="text">
      <style:text-properties style:font-name="Liberation Sans Serif" style:text-underline-style="none" fo:font-weight="normal" style:font-weight-asian="normal" style:font-weight-complex="normal"/>
    </style:style>
    <style:style style:name="T16" style:family="text">
      <style:text-properties style:font-name="Liberation Sans Serif" style:text-underline-style="none" fo:font-weight="normal" officeooo:rsid="00308328" style:font-weight-asian="normal" style:font-weight-complex="normal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fo:padding="0cm" fo:border="0.06pt solid #ffffff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ercomputação, 2024-2</text:p>
      <text:p text:style-name="P2"/>
      <text:p text:style-name="P2">Atividade <text:span text:style-name="T4">11</text:span></text:p>
      <text:p text:style-name="P1"/>
      <text:p text:style-name="P3">Jerônimo de Abreu Afrange</text:p>
      <text:p text:style-name="P3"/>
      <text:p text:style-name="P4"><text:span text:style-name="T4">Discussão dos</text:span> resultados</text:p>
      <text:p text:style-name="P3"/>
      <text:p text:style-name="P11"><text:tab/>Na atividade <text:span text:style-name="T4">11 foram introduzidos os iteradores e funções customizadas do </text:span><text:span text:style-name="T1">thrust</text:span><text:span text:style-name="T3">.</text:span></text:p>
      <text:p text:style-name="P11"><text:span text:style-name="T3"/></text:p>
      <text:p text:style-name="P13"><text:span text:style-name="T3">E</text:span><text:span text:style-name="T2">xercício 1</text:span></text:p>
      <text:p text:style-name="P11"><text:span text:style-name="T3"/></text:p>
      <text:p text:style-name="P11"><text:span text:style-name="T3"><text:tab/>O primeiro exercício foi realizar o cálculo da variância dos retornos diários das ações da </text:span><text:span text:style-name="T1">Apple </text:span><text:span text:style-name="T3">e da </text:span><text:span text:style-name="T1">Microsoft</text:span><text:span text:style-name="T3">. Para isso foi necessário criar uma função customizada de calcular a diferença relativa entre um valor e o próximo, de tal forma:</text:span></text:p>
      <text:p text:style-name="P10"><text:span text:style-name="T3"/></text:p>
      <text:p text:style-name="P12"><text:span text:style-name="T3"><draw:frame draw:style-name="fr2" draw:name="Object1" text:anchor-type="as-char" svg:width="2.755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/>
      <text:p text:style-name="P5"><text:tab/><text:span text:style-name="T4">Com essa função criada, fez-se o uso da função </text:span><text:span text:style-name="T5">transform </text:span><text:span text:style-name="T6">do </text:span><text:span text:style-name="T7">thrust</text:span><text:span text:style-name="T6"> para criar um novo vetor na GPU com as diferenças relativas. Em seguida, calculou-se a média dos valores dos retornos diários de cada ação.</text:span></text:p>
      <text:p text:style-name="P5"><text:span text:style-name="T6"><text:tab/>Após isso, foi necessário criar uma outra função customizada que calcula a diferença de cada elemento em relação a um argumento (no caso, a média calculada no passo anterior) </text:span><text:span text:style-name="T11">ao quadrado, de tal forma:</text:span></text:p>
      <text:p text:style-name="P5"><text:span text:style-name="T11"/></text:p>
      <text:p text:style-name="P7"><text:span text:style-name="T11"><draw:frame draw:style-name="fr1" draw:name="Object2" text:anchor-type="as-char" svg:y="-0.437cm" svg:width="2.759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text:span text:style-name="T11"/></text:p>
      <text:p text:style-name="P5"><text:span text:style-name="T11"><text:tab/>Fazendo uso da nova função, criou-se um novo vetor com todas as diferenças. </text:span><text:span text:style-name="T12">Somando todos os valores com a função do </text:span><text:span text:style-name="T8">thrust</text:span><text:span text:style-name="T14">, e, em seguida, dividindo o valor pelo número total de retornos, obteve-se a variância do retorno de cada ação ao longo do período.</text:span></text:p>
      <text:p text:style-name="P5"><text:span text:style-name="T14"/></text:p>
      <text:p text:style-name="P8"><text:span text:style-name="T13">Exercício 2</text:span></text:p>
      <text:p text:style-name="P8"><text:span text:style-name="T13"/></text:p>
      <text:p text:style-name="P8"><text:span text:style-name="T13"><text:tab/></text:span><text:span text:style-name="T16">No segundo exercício o objetivo foi calcular o ganho diário do preço da ação do </text:span><text:span text:style-name="T10">Google</text:span><text:span text:style-name="T16">, e, em seguida, fazer a contagem de em quantos dias o preço subiu e tirar a média de subida destes dias.</text:span></text:p>
      <text:p text:style-name="P9"><text:soft-page-break/><text:span text:style-name="T13">Conclusão</text:span></text:p>
      <text:p text:style-name="P9"><text:span text:style-name="T13"/></text:p>
      <text:p text:style-name="P9"><text:span text:style-name="T13"><text:tab/></text:span><text:span text:style-name="T15">Utilizando o </text:span><text:span text:style-name="T9">thrust</text:span><text:span text:style-name="T15"> fica evidente a sua praticidade em paralelizar programas em GPU. Com poucas linhas de código é possível conseguir grandes aumentos em performance.</text:span></text:p>
      <text:p text:style-name="P9"><text:span text:style-name="T15"><text:tab/>Não comparei os programas feitos nesta atividade com os seus equivalentes sequenciais, no entanto, espera-se que a diferença no tempo de execução seja bastante grande, levando em conta a capacidade de paralelização das GPUs como um to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00:10.818633423</meta:creation-date>
    <dc:date>2024-09-20T22:58:10.569230614</dc:date>
    <meta:editing-duration>PT4H18M52S</meta:editing-duration>
    <meta:editing-cycles>15</meta:editing-cycles>
    <meta:generator>LibreOffice/7.3.7.2$Linux_X86_64 LibreOffice_project/30$Build-2</meta:generator>
    <meta:document-statistic meta:table-count="0" meta:image-count="0" meta:object-count="2" meta:page-count="2" meta:paragraph-count="17" meta:word-count="336" meta:character-count="2023" meta:non-whitespace-character-count="1694"/>
  </office:meta>
</office:document-meta>
</file>

<file path=Object 1/content.xml><?xml version="1.0" encoding="utf-8"?>
<math xmlns="http://www.w3.org/1998/Math/MathML" display="block">
  <semantics>
    <mrow>
      <msub>
        <mi>R</mi>
        <mi>t</mi>
      </msub>
      <mo stretchy="false">=</mo>
      <mrow>
        <mrow>
          <msub>
            <mi>P</mi>
            <mrow>
              <mi>t</mi>
              <mo stretchy="false">+</mo>
              <mn>1</mn>
            </mrow>
          </msub>
          <mo stretchy="false">/</mo>
          <msub>
            <mi>P</mi>
            <mi>t</mi>
          </msub>
        </mrow>
        <mo stretchy="false">−</mo>
        <mn>1</mn>
      </mrow>
    </mrow>
    <annotation encoding="StarMath 5.0">R_{t} = P_{t+1} / {P_{t}} - 1
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sub>
                  <mi>R</mi>
                  <mi>t</mi>
                </msub>
                <mo stretchy="false">−</mo>
                <mi>x</mi>
              </mrow>
            </mrow>
            <mo fence="true" form="postfix" stretchy="false">)</mo>
          </mrow>
          <mn>2</mn>
        </msup>
      </mrow>
    </mrow>
    <annotation encoding="StarMath 5.0">S(x) = (R_{t} - x)^{2}</annotation>
  </semantics>
</math>
</file>